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3bf" officeooo:paragraph-rsid="0014a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cy suggestions</text:p>
      <text:p text:style-name="P1">regulation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20:58:55.656077019</meta:creation-date>
    <dc:date>2020-08-25T20:59:26.266969529</dc:date>
    <meta:editing-duration>PT31S</meta:editing-duration>
    <meta:editing-cycles>1</meta:editing-cycles>
    <meta:document-statistic meta:table-count="0" meta:image-count="0" meta:object-count="0" meta:page-count="1" meta:paragraph-count="2" meta:word-count="3" meta:character-count="29" meta:non-whitespace-character-count="27"/>
    <meta:generator>LibreOffice/6.4.4.2$Linux_X86_64 LibreOffice_project/40$Build-2</meta:generator>
  </office:meta>
</office:document-meta>
</file>